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ucida Grande" svg:font-family="'Lucida Grande', 'Trebuchet MS', Helvetica, Arial, sans-serif"/>
    <style:font-face style:name="Mangal1" svg:font-family="Mangal"/>
    <style:font-face style:name="Trebuchet MS" svg:font-family="'Trebuchet MS'"/>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04e1" officeooo:paragraph-rsid="001404e1"/>
    </style:style>
    <style:style style:name="P2" style:family="paragraph" style:parent-style-name="Standard">
      <style:text-properties officeooo:paragraph-rsid="001404e1"/>
    </style:style>
    <style:style style:name="P3" style:family="paragraph" style:parent-style-name="Standard">
      <style:text-properties officeooo:paragraph-rsid="0014e16c"/>
    </style:style>
    <style:style style:name="P4" style:family="paragraph" style:parent-style-name="Standard">
      <style:text-properties officeooo:paragraph-rsid="0016f1b2"/>
    </style:style>
    <style:style style:name="P5" style:family="paragraph" style:parent-style-name="Standard">
      <style:text-properties fo:font-variant="normal" fo:text-transform="none" fo:color="#2a2a2a" style:font-name="Trebuchet MS" fo:font-size="9.75pt" fo:letter-spacing="normal" fo:font-style="normal" fo:font-weight="normal" officeooo:paragraph-rsid="0016f1b2" fo:background-color="transparent" loext:padding="0in" loext:border="none"/>
    </style:style>
    <style:style style:name="P6" style:family="paragraph" style:parent-style-name="Standard">
      <style:text-properties officeooo:paragraph-rsid="0017ccb1"/>
    </style:style>
    <style:style style:name="P7" style:family="paragraph" style:parent-style-name="Standard">
      <style:text-properties officeooo:paragraph-rsid="0018ff85"/>
    </style:style>
    <style:style style:name="P8" style:family="paragraph" style:parent-style-name="Standard">
      <style:text-properties officeooo:rsid="0016f1b2" officeooo:paragraph-rsid="0016f1b2"/>
    </style:style>
    <style:style style:name="P9" style:family="paragraph" style:parent-style-name="Standard">
      <style:text-properties officeooo:paragraph-rsid="001a108b"/>
    </style:style>
    <style:style style:name="P10" style:family="paragraph" style:parent-style-name="Standard">
      <style:text-properties officeooo:paragraph-rsid="001b7bfb"/>
    </style:style>
    <style:style style:name="P11" style:family="paragraph" style:parent-style-name="Standard">
      <style:text-properties officeooo:paragraph-rsid="001c34df"/>
    </style:style>
    <style:style style:name="P12" style:family="paragraph" style:parent-style-name="Standard">
      <style:text-properties officeooo:paragraph-rsid="001e2b45"/>
    </style:style>
    <style:style style:name="P13" style:family="paragraph" style:parent-style-name="Standard">
      <style:text-properties officeooo:paragraph-rsid="001e8bc6"/>
    </style:style>
    <style:style style:name="P14" style:family="paragraph" style:parent-style-name="Standard">
      <style:text-properties officeooo:paragraph-rsid="001f7462"/>
    </style:style>
    <style:style style:name="P15" style:family="paragraph" style:parent-style-name="Standard">
      <style:text-properties officeooo:paragraph-rsid="0022356a"/>
    </style:style>
    <style:style style:name="P16" style:family="paragraph" style:parent-style-name="Standard">
      <style:text-properties officeooo:paragraph-rsid="00247bd2"/>
    </style:style>
    <style:style style:name="P17" style:family="paragraph" style:parent-style-name="Standard">
      <style:text-properties officeooo:paragraph-rsid="00261897"/>
    </style:style>
    <style:style style:name="P18" style:family="paragraph" style:parent-style-name="Standard">
      <style:text-properties officeooo:paragraph-rsid="00278b48"/>
    </style:style>
    <style:style style:name="P19" style:family="paragraph" style:parent-style-name="Standard">
      <style:text-properties fo:font-variant="normal" fo:text-transform="none" fo:color="#2a2a2a" style:font-name="Trebuchet MS" fo:font-size="9.75pt" fo:letter-spacing="normal" fo:font-style="normal" fo:font-weight="normal" officeooo:rsid="0017ccb1" officeooo:paragraph-rsid="0017ccb1" fo:background-color="transparent" loext:padding="0in" loext:border="none"/>
    </style:style>
    <style:style style:name="T1" style:family="text">
      <style:text-properties officeooo:rsid="001404e1"/>
    </style:style>
    <style:style style:name="T2" style:family="text">
      <style:text-properties fo:font-variant="normal" fo:text-transform="none" fo:color="#2a2a2a" style:font-name="Trebuchet MS" fo:font-size="9.75pt" fo:letter-spacing="normal" fo:font-style="normal" fo:font-weight="normal"/>
    </style:style>
    <style:style style:name="T3" style:family="text">
      <style:text-properties fo:font-variant="normal" fo:text-transform="none" fo:color="#2a2a2a" style:font-name="Trebuchet MS" fo:font-size="9.75pt" fo:letter-spacing="normal" fo:font-style="normal" fo:font-weight="normal" loext:padding="0in" loext:border="none"/>
    </style:style>
    <style:style style:name="T4" style:family="text">
      <style:text-properties fo:font-variant="normal" fo:text-transform="none" fo:color="#2a2a2a" style:font-name="Trebuchet MS" fo:font-size="9.75pt" fo:letter-spacing="normal" fo:font-style="normal" fo:font-weight="normal" fo:background-color="transparent" loext:char-shading-value="0" loext:padding="0in" loext:border="none"/>
    </style:style>
    <style:style style:name="T5" style:family="text">
      <style:text-properties fo:font-variant="normal" fo:text-transform="none" fo:color="#2a2a2a" style:font-name="Trebuchet MS" fo:font-size="9.75pt" fo:letter-spacing="normal" fo:font-style="normal" fo:font-weight="normal" officeooo:rsid="0016fe7d" fo:background-color="transparent" loext:char-shading-value="0" loext:padding="0in" loext:border="none"/>
    </style:style>
    <style:style style:name="T6" style:family="text">
      <style:text-properties fo:font-variant="normal" fo:text-transform="none" fo:color="#2a2a2a" style:font-name="Trebuchet MS" fo:font-size="9.75pt" fo:letter-spacing="normal" fo:font-style="normal" fo:font-weight="normal" officeooo:rsid="0017ccb1" fo:background-color="transparent" loext:char-shading-value="0" loext:padding="0in" loext:border="none"/>
    </style:style>
    <style:style style:name="T7" style:family="text">
      <style:text-properties fo:font-variant="normal" fo:text-transform="none" fo:color="#2a2a2a" style:font-name="Trebuchet MS" fo:font-size="9.75pt" fo:letter-spacing="normal" fo:font-style="normal" fo:font-weight="normal" officeooo:rsid="0018ff85" fo:background-color="transparent" loext:char-shading-value="0" loext:padding="0in" loext:border="none"/>
    </style:style>
    <style:style style:name="T8" style:family="text">
      <style:text-properties fo:font-variant="normal" fo:text-transform="none" fo:color="#2a2a2a" style:font-name="Trebuchet MS" fo:font-size="9.75pt" fo:letter-spacing="normal" fo:font-style="normal" fo:font-weight="normal" fo:background-color="#f9f9f5" loext:char-shading-value="0" loext:padding="0in" loext:border="none"/>
    </style:style>
    <style:style style:name="T9" style:family="text">
      <style:text-properties fo:font-variant="normal" fo:text-transform="none" fo:color="#2a2a2a" style:font-name="Trebuchet MS" fo:font-size="9.75pt" fo:letter-spacing="normal" fo:font-style="normal" fo:font-weight="normal" fo:background-color="#f5f5eb" loext:char-shading-value="0" loext:padding="0in" loext:border="none"/>
    </style:style>
    <style:style style:name="T10" style:family="text">
      <style:text-properties fo:font-variant="normal" fo:text-transform="none" fo:color="#2a2a2a" style:font-name="Trebuchet MS" fo:font-size="9.75pt" fo:letter-spacing="normal" fo:font-style="normal" fo:font-weight="bold" fo:background-color="#f9f9f5" loext:char-shading-value="0" loext:padding="0in" loext:border="none"/>
    </style:style>
    <style:style style:name="T11" style:family="text">
      <style:text-properties fo:font-variant="normal" fo:text-transform="none" fo:color="#2a2a2a" style:font-name="inherit" fo:font-size="9.75pt" fo:letter-spacing="normal" fo:font-style="normal" style:text-underline-style="solid" style:text-underline-width="auto" style:text-underline-color="font-color" fo:font-weight="normal" fo:background-color="transparent" loext:char-shading-value="0" loext:padding="0in" loext:border="none"/>
    </style:style>
    <style:style style:name="T12" style:family="text">
      <style:text-properties fo:font-variant="normal" fo:text-transform="none" fo:color="#2a2a2a" fo:letter-spacing="normal"/>
    </style:style>
    <style:style style:name="T13" style:family="text">
      <style:text-properties fo:font-variant="normal" fo:text-transform="none" fo:color="#0d1f63" style:font-name="Trebuchet MS" fo:font-size="9.75pt" fo:letter-spacing="normal" fo:font-style="normal" fo:font-weight="bold" style:font-weight-asian="bold" style:font-weight-complex="bold"/>
    </style:style>
    <style:style style:name="T14" style:family="text">
      <style:text-properties fo:font-variant="normal" fo:text-transform="none" fo:color="#333333" style:font-name="Lato" fo:font-size="10.5pt" fo:letter-spacing="normal" fo:font-style="normal" fo:font-weight="normal"/>
    </style:style>
    <style:style style:name="T15" style:family="text">
      <style:text-properties fo:font-variant="normal" fo:text-transform="none" fo:color="#4b5c77" style:font-name="Lucida Grande" fo:font-size="9.75pt" fo:letter-spacing="normal" fo:font-style="normal" fo:font-weight="normal"/>
    </style:style>
    <style:style style:name="T16" style:family="text">
      <style:text-properties fo:font-variant="normal" fo:text-transform="none" fo:color="#4b5c77" style:font-name="Lucida Grande" fo:font-size="9.75pt" fo:letter-spacing="normal" fo:font-style="normal" fo:font-weight="normal" fo:background-color="transparent" loext:char-shading-value="0" loext:padding="0in" loext:border="none"/>
    </style:style>
    <style:style style:name="T17" style:family="text">
      <style:text-properties fo:font-variant="normal" fo:text-transform="none" fo:color="#4b5c77" fo:letter-spacing="normal"/>
    </style:style>
    <style:style style:name="T18" style:family="text">
      <style:text-properties fo:font-variant="normal" fo:text-transform="none" style:font-name="Trebuchet MS" fo:font-size="9.75pt" fo:letter-spacing="normal" fo:font-style="normal" fo:font-weight="normal" fo:background-color="#f9f9f5" loext:char-shading-value="0" loext:padding="0in" loext:border="none"/>
    </style:style>
    <style:style style:name="T19" style:family="text">
      <style:text-properties fo:font-variant="normal" fo:text-transform="none" style:font-name="Trebuchet MS" fo:font-size="9.75pt" fo:letter-spacing="normal" fo:font-style="normal" fo:font-weight="normal" fo:background-color="#f5f5eb" loext:char-shading-value="0" loext:padding="0in" loext:border="none"/>
    </style:style>
    <style:style style:name="T20" style:family="text">
      <style:text-properties fo:font-variant="normal" fo:text-transform="none" fo:color="#ff0000" style:font-name="inherit" fo:font-size="9.75pt" fo:letter-spacing="normal" fo:font-style="normal" fo:font-weight="bold" fo:background-color="transparent" loext:char-shading-value="0" loext:padding="0in" loext:border="none"/>
    </style:style>
    <style:style style:name="T21" style:family="text">
      <style:text-properties fo:font-variant="normal" fo:text-transform="none" fo:color="#0000ff" style:font-name="inherit" fo:font-size="9.75pt" fo:letter-spacing="normal" fo:font-style="normal" fo:font-weight="bold" fo:background-color="transparent" loext:char-shading-value="0" loext:padding="0in" loext:border="none"/>
    </style:style>
    <style:style style:name="T22" style:family="text">
      <style:text-properties fo:font-variant="normal" fo:text-transform="none" fo:letter-spacing="normal" fo:background-color="#f9f9f5" loext:char-shading-value="0" loext:padding="0in" loext:border="none"/>
    </style:style>
    <style:style style:name="T23" style:family="text">
      <style:text-properties officeooo:rsid="0014e16c"/>
    </style:style>
    <style:style style:name="T24" style:family="text">
      <style:text-properties officeooo:rsid="0016f1b2"/>
    </style:style>
    <style:style style:name="T25" style:family="text">
      <style:text-properties officeooo:rsid="0018ff85"/>
    </style:style>
    <style:style style:name="T26" style:family="text">
      <style:text-properties fo:color="#4b5c77" style:font-name="Lucida Grande" fo:font-size="9.75pt" fo:letter-spacing="normal" fo:font-style="italic" fo:font-weight="normal" fo:background-color="transparent" loext:char-shading-value="0" loext:padding="0in" loext:border="none"/>
    </style:style>
    <style:style style:name="T27" style:family="text">
      <style:text-properties officeooo:rsid="001a108b"/>
    </style:style>
    <style:style style:name="T28" style:family="text">
      <style:text-properties officeooo:rsid="001b7bfb"/>
    </style:style>
    <style:style style:name="T29" style:family="text">
      <style:text-properties officeooo:rsid="001c34df"/>
    </style:style>
    <style:style style:name="T30" style:family="text">
      <style:text-properties officeooo:rsid="001e2b45"/>
    </style:style>
    <style:style style:name="T31" style:family="text">
      <style:text-properties officeooo:rsid="001e8bc6"/>
    </style:style>
    <style:style style:name="T32" style:family="text">
      <style:text-properties officeooo:rsid="001f7462"/>
    </style:style>
    <style:style style:name="T33" style:family="text">
      <style:text-properties officeooo:rsid="0022356a"/>
    </style:style>
    <style:style style:name="T34" style:family="text">
      <style:text-properties officeooo:rsid="00247bd2"/>
    </style:style>
    <style:style style:name="T35" style:family="text">
      <style:text-properties officeooo:rsid="00261897"/>
    </style:style>
    <style:style style:name="T36" style:family="text">
      <style:text-properties officeooo:rsid="00278b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span text:style-name="T1">1)</text:span><text:span text:style-name="T2">The chairman of the board of directors have decided that this year's profits will be used for research and development, rather than for a shareholder dividend.</text:span> </text:p>
      <text:p text:style-name="P2"/>
      <text:p text:style-name="P2"><text:span text:style-name="T2">"the board of directors" is singular so A and C are discarded</text:span><text:line-break/><text:line-break/><text:span text:style-name="T2">(A) </text:span><text:span text:style-name="del"><text:span text:style-name="T3">have decided that this year's profits will be used</text:span></text:span><text:line-break/><text:span text:style-name="T2">(B) has decided that this year's profits will be used</text:span><text:line-break/><text:span text:style-name="T2">(C) </text:span><text:span text:style-name="del"><text:span text:style-name="T3">have decided on using this year's profits</text:span></text:span><text:line-break/><text:span text:style-name="T2">(D) has decided on using this year's profits-</text:span><text:span text:style-name="T13"> has decided on + "noun/noun phrase" would need to be "the use of"</text:span><text:line-break/><text:span text:style-name="T2">(E) decided this year's profits will have been used - the tenses do not make sense</text:span> </text:p>
      <text:p text:style-name="P2"/>
      <text:p text:style-name="P2"/>
      <text:p text:style-name="P2"><text:span text:style-name="T1">2) </text:span><text:span text:style-name="T14">A 32% wage-hike, working four days a week, and above all a higher standard of factory safety is a demand that mangement must meet if it wishes to avoid crippling strike. </text:span><text:line-break/><text:line-break/><text:span text:style-name="T14">(A) A 32% wage-hike, working four days a week, and above all higher standard of factory safety is a demand </text:span><text:line-break/><text:span text:style-name="T14">(B) A 32% wage-hike, four-day work week, and above all a higher standard of factory safety is a demand </text:span><text:line-break/><text:span text:style-name="T14">(C) A 32% wage-hike, a four-day work week, and above all a higher standard of factory safety is a demand </text:span><text:line-break/><text:span text:style-name="T14">(D) A 32% wage-hike, working four days a week, and above all a higher standard of factory safety are demands </text:span><text:line-break/><text:span text:style-name="T14">(E) Hiking wages 32%, working four days a week, and above all heighten the standard of factory safety are demands </text:span></text:p>
      <text:p text:style-name="P2"/>
      <text:p text:style-name="P2"/>
      <text:p text:style-name="P3"><text:span text:style-name="T23">3)</text:span><text:span text:style-name="T2">Each of the factory towns which has pollution as a severe pr oblem is in need of a drastically reformed system of industrial waste disposal.</text:span><text:line-break/><text:line-break/><text:span text:style-name="T2">(A) which has pollution as a severe problem is</text:span><text:line-break/><text:span text:style-name="T2">(B) where the pollution problem has become severe is</text:span><text:line-break/><text:span text:style-name="T2">(C) where the pollution problem has become severe are</text:span><text:line-break/><text:span text:style-name="T2">(D) in an area in which the pollution problem has become severe are</text:span><text:line-break/><text:span text:style-name="T2">(E) in which the pollution problem has become severe are</text:span> </text:p>
      <text:p text:style-name="P3"/>
      <text:p text:style-name="P3"><text:span text:style-name="T2">relative pronoun "where" is mostly used to represent specific place</text:span> .<text:span text:style-name="T2">I believe "where" is used to modify a place. "Each of factory towns" is definitely a place</text:span> </text:p>
      <text:p text:style-name="P3"/>
      <text:p text:style-name="P3"/>
      <text:p text:style-name="P4"><text:span text:style-name="T24">4)</text:span><text:span text:style-name="T4">This Year's group of freshmen </text:span><text:span text:style-name="T11">includes twice, or more, as many women than last year's</text:span><text:span text:style-name="T4">.<text:line-break/><text:line-break/>a) includes twice, or more, as many women than last year's.<text:line-break/>b) include twice or more the number of women as did last year's<text:line-break/>c) includes atleast double the number of last year's women<text:line-break/>d) include atleast twice the women as last year<text:line-break/>e) includes atleast twice as many women as last year's</text:span></text:p>
      <text:p text:style-name="P5"/>
      <text:p text:style-name="P6"><text:span text:style-name="T5">5)</text:span><text:span text:style-name="T4">Founded by the Iranian prophet and reformer Zoroaster in the sixth century B.C., Zoroastrianism, containing both monotheistic and dualistic features, </text:span><text:span text:style-name="T8">were influencing</text:span><text:span text:style-name="T4"> the three other major Western religions. <text:line-break/><text:line-break/>(A) were influencing <text:line-break/>(B) which influencing <text:line-break/></text:span><text:soft-page-break/><text:span text:style-name="T4">(C) influenced <text:line-break/>(D) which had influenced (no two or more events to show sequencing)  <text:line-break/>(E) had influenced </text:span><text:span text:style-name="T6">(same as option D)</text:span></text:p>
      <text:p text:style-name="P19"/>
      <text:p text:style-name="P19"/>
      <text:p text:style-name="P19"/>
      <text:p text:style-name="P7"><text:span text:style-name="T6">6</text:span><text:span text:style-name="T7">)</text:span><text:span text:style-name="T16">Upon receiving a summons for fare evasions or other traffic violations, the law requires paying the fine immediately or having a hearing.</text:span><text:span text:style-name="T4"><text:line-break/></text:span><text:span text:style-name="T16">A the law requires paying the fine immediately or having a hearing --&gt; </text:span><text:span text:style-name="T4"><text:line-break/></text:span><text:span text:style-name="T16">B the law requires that the fine is paid immediately or a hearing is held </text:span><text:span text:style-name="T4"><text:line-break/></text:span><text:span text:style-name="T16">C the law requires the immediate payment of the fine or a hearing </text:span><text:span text:style-name="T4"><text:line-break/></text:span><text:span text:style-name="T16">D the offender must meet the law's requirement of the fine being paid immediately or a hearing </text:span><text:span text:style-name="T4"><text:line-break/></text:span><text:span text:style-name="T16">E the offender is required by law to pay the fine immediately or have a hearing</text:span><text:span text:style-name="T4"> </text:span></text:p>
      <text:p text:style-name="P8"/>
      <text:p text:style-name="P8"/>
      <text:p text:style-name="P8"><text:span text:style-name="T2">D : the offender must meet the law's requirement of the fine being paid immediately or a hearing - This is non sensical - </text:span><text:span text:style-name="T10">a hearing</text:span><text:span text:style-name="T12"> </text:span><text:span text:style-name="T2">is also incorrect...there must be a verb before this.</text:span><text:line-break/><text:span text:style-name="T2">E : subject + verb agreement is clear in this sentence.</text:span> </text:p>
      <text:p text:style-name="P8"/>
      <text:p text:style-name="P8"/>
      <text:p text:style-name="P7"><text:span text:style-name="T25">7)</text:span><text:span text:style-name="T2">Setting a distance record,in 1984 joe kittinger piloted his balloon from maine to italy, and he became the first balloonist to cross the atlantic solo.</text:span><text:line-break/><text:line-break/><text:span text:style-name="T2">a) Setting a distance record,</text:span><text:span text:style-name="T18">in 1984</text:span><text:span text:style-name="T12"> </text:span><text:span text:style-name="T2">joe kittinger piloted his balloon from maine to italy</text:span><text:span text:style-name="T18">, and</text:span><text:span text:style-name="T12"> </text:span><text:span text:style-name="T2">he became the first balloonist to cross the atlantic solo </text:span><text:span text:style-name="T20">modifier + Wordy</text:span><text:line-break/><text:line-break/><text:span text:style-name="T2">b)In 1984, Joe Kittinger, setting a distance record,piloted his balloon from Maine to Italy, </text:span><text:span text:style-name="T18">and he</text:span><text:span text:style-name="T12"> </text:span><text:span text:style-name="T2">became the first balloonist to cross the Atlantic solo </text:span><text:span text:style-name="T20">Wordy</text:span><text:line-break/><text:line-break/><text:span text:style-name="T2">c)In 1984, </text:span><text:span text:style-name="T18">joe Kittinger piloted his balloon from Maine to Italy</text:span><text:span text:style-name="T2">,</text:span><text:span text:style-name="T10">setting</text:span><text:span text:style-name="T12"> </text:span><text:span text:style-name="T2">a distance record </text:span><text:span text:style-name="T10">and becoming</text:span><text:span text:style-name="T12"> </text:span><text:span text:style-name="T2">the first balloonist to cross the Atlantic solo </text:span><text:span text:style-name="T21">Main Clause, V_ing …</text:span><text:line-break/><text:line-break/><text:span text:style-name="T2">d)</text:span><text:span text:style-name="T18">Having been</text:span><text:span text:style-name="T12"> </text:span><text:span text:style-name="T2">first to cross the Atlantic solo, </text:span><text:span text:style-name="T18">and with</text:span><text:span text:style-name="T12"> </text:span><text:span text:style-name="T2">a voyage from Maine to Italy, Joe Kittinger set a balloon distance record in 1984 </text:span><text:span text:style-name="T20">Awkward </text:span><text:line-break/><text:line-break/><text:span text:style-name="T2">e)Joe Kittinger,in 1984 ,piloted his balloon from Maine to Italy,setting a new distance record</text:span><text:span text:style-name="T18">,becoming </text:span><text:span text:style-name="T2">the first balloonist to cross the Atlantic solo </text:span><text:span text:style-name="T20">Use of Verb</text:span><text:span text:style-name="T10"><text:line-break/></text:span><text:line-break/><text:span text:style-name="T2">Therefore, </text:span><text:span text:style-name="T21">C</text:span><text:span text:style-name="T12"> </text:span><text:span text:style-name="T2">is the </text:span><text:span text:style-name="T18">Correct</text:span><text:span text:style-name="T12"> </text:span><text:span text:style-name="T2">answer choice.</text:span> </text:p>
      <text:p text:style-name="P7"/>
      <text:p text:style-name="P7"/>
      <text:p text:style-name="P7"/>
      <text:p text:style-name="P9"><text:span text:style-name="T27">8)</text:span><text:span text:style-name="T8">Shrouded by clouds, Venus has been mapped by radar from the earth and from spacecraft in orbit, and whose images suggest a geology intermediate between the Earth and Mars.</text:span><text:line-break/><text:span text:style-name="T2">A. Shrouded by clouds, Venus has been mapped by radar from the earth and from spacecraft in orbit, and whose images suggest a geology intermediate between the Earth and Mars.</text:span><text:line-break/><text:span text:style-name="T2">B. Radar, sent from Earth and orbiting spacecraft, has mapped cloud shrouded Venus, and the images suggest a geology intermediate between that of Earth and that of Mars.</text:span><text:line-break/><text:span text:style-name="T2">C. Intermediate between Earth and Mars, Venus' geology has been mapped through its clouds by radar images from Earth and by orbiting spacecraft.</text:span><text:line-break/><text:span text:style-name="T2">D. From earth and spacecraft in orbit, radar has mapped cloud shrouded Venus, intermediate between earth and mars, and images suggest its geology.</text:span><text:line-break/><text:span text:style-name="T2">E. Venus' geology, shrouded by clouds, is intermediate between Earth and Mars, which is suggested by maps that have been made by radar images from Earth and orbiting spacecraft.</text:span> </text:p>
      <text:p text:style-name="P9"><text:soft-page-break/></text:p>
      <text:p text:style-name="P9"><text:span text:style-name="T2">A. Shrouded by clouds, Venus has been mapped by radar from the earth and from spacecraft in orbit, and whose images suggest a geology intermediate between the Earth and Mars.</text:span><text:line-break/><text:span text:style-name="T2">Use of 'and whose' is incorrect.</text:span><text:line-break/><text:line-break/><text:span text:style-name="T2">C. Intermediate between Earth and Mars, Venus' geology has been mapped through its clouds by radar images from Earth and by orbiting spacecraft.</text:span><text:line-break/><text:span text:style-name="T2">Mapping geology through the clouds? I found this surprising.</text:span><text:line-break/><text:span text:style-name="T2">Also, sentence above says that mapping was done ...by radar images from Earth &amp; ..by orbiting spacecraft. </text:span><text:line-break/><text:span text:style-name="T2">Badly formed.</text:span><text:line-break/><text:line-break/><text:span text:style-name="T2">D. From earth and spacecraft in orbit, radar has mapped cloud shrouded Venus, intermediate between earth and mars, and images suggest its geology.</text:span><text:line-break/><text:span text:style-name="T2">Badly formed.</text:span><text:line-break/><text:line-break/><text:span text:style-name="T2">E. Venus' geology, shrouded by clouds, is intermediate between Earth and Mars, which is suggested by maps that have been made by radar images from Earth and orbiting spacecraft.</text:span><text:line-break/><text:span text:style-name="T2">Venus is shrouded by clouds, not its geology. Incorrect.</text:span><text:line-break/><text:line-break/><text:span text:style-name="T2">B. Radar, sent from Earth and orbiting spacecraft, has mapped cloud shrouded Venus, and the images suggest a geology intermediate between that of Earth and that of Mars.</text:span><text:line-break/><text:span text:style-name="T2">This is the best option.</text:span><text:line-break/><text:line-break/><text:span text:style-name="T2">The commas are used correctly. You can ignore the second part and the sentence still makes sense. </text:span><text:line-break/><text:span text:style-name="T2">Radar has mapped Venus, and the images... </text:span> </text:p>
      <text:p text:style-name="P9"/>
      <text:p text:style-name="P9"/>
      <text:p text:style-name="P9"/>
      <text:p text:style-name="P9"><text:span text:style-name="T27">9)</text:span><text:span text:style-name="T15">Although the people who live in India's villages and on the land are still very poor, the years since independence in 1947 have brought increased literacy, new roads, </text:span><text:span text:style-name="T16">and have improved farming techniques in the hinterland</text:span><text:line-break/><text:line-break/><text:span text:style-name="T15">A and have improved farming techniques in the hinterland</text:span><text:line-break/><text:span text:style-name="T15">B and improved farming techniques to the hinterland</text:span><text:line-break/><text:span text:style-name="T15">C and in the hinterland farming techniques have improved</text:span><text:line-break/><text:span text:style-name="T15">D and, in the hinterland, farming techniques that are improved</text:span><text:line-break/><text:span text:style-name="T15">E and farming techniques have been improved in the hinterland</text:span> </text:p>
      <text:p text:style-name="P9"/>
      <text:p text:style-name="P9"><text:line-break/><text:span text:style-name="T2">A and have improved farming techniques in the hinterland </text:span><text:span text:style-name="T10">--&gt; Implying the years have improved farming techniques. Incorrect. Also, Parallelism Error.</text:span><text:line-break/><text:span text:style-name="T2">B and improved farming techniques to the hinterland --&gt; Maintains Paralellism and conveys the correct meaning.</text:span><text:line-break/><text:span text:style-name="T2">C and in the hinterland farming techniques have improved </text:span><text:span text:style-name="T10">--&gt; Parallelism Error</text:span><text:line-break/><text:span text:style-name="T2">D and, in the hinterland, farming techniques that are improved </text:span><text:span text:style-name="T10">--&gt; Parallelism Error</text:span><text:line-break/><text:span text:style-name="T2">E and farming techniques have been improved in the hinterland </text:span><text:span text:style-name="T10">--&gt; Parallelism Error</text:span> </text:p>
      <text:p text:style-name="P9"/>
      <text:p text:style-name="P9"/>
      <text:p text:style-name="P10"><text:span text:style-name="T28">10)</text:span><text:span text:style-name="T15">Lungfish have some characteristics similar to those of mammals, </text:span><text:span text:style-name="T16">and in other ways they more closely resemble fish.</text:span><text:line-break/><text:line-break/><text:span text:style-name="T15">A and in other ways they more closely resemble fish</text:span><text:line-break/><text:span text:style-name="T15">B and other similar to those of fish</text:span><text:line-break/><text:span text:style-name="T15">C and some fish-like characteristics</text:span><text:line-break/><text:span text:style-name="T15">D in addition to several fish characteristics</text:span><text:line-break/><text:span text:style-name="T15">E and some characteristics similar as fish</text:span> </text:p>
      <text:p text:style-name="P10"><text:soft-page-break/></text:p>
      <text:p text:style-name="P10"><text:span text:style-name="T2">******************the sentence says that Lungfish have some characteristics similar to those of mammals, and other (characteristics) similar to those of fish.</text:span> </text:p>
      <text:p text:style-name="P10"/>
      <text:p text:style-name="P10"><text:span text:style-name="T15">Since plural </text:span><text:span text:style-name="T26">characteristics</text:span><text:span text:style-name="T17"> </text:span><text:span text:style-name="T15">is understood after other, we need not write </text:span><text:span text:style-name="T26">others</text:span><text:span text:style-name="T15">. </text:span> </text:p>
      <text:p text:style-name="P10"/>
      <text:p text:style-name="P10"/>
      <text:p text:style-name="P11"><text:span text:style-name="T29">11)</text:span><text:span text:style-name="T2">Henry VIII changed from </text:span><text:span text:style-name="T8">staunch defender to active opponent of the Church</text:span><text:span text:style-name="T12"> </text:span><text:span text:style-name="T2">when Pope Clement VII barred his attempts to divorce Katherine of Aragon.</text:span><text:line-break/><text:line-break/><text:span text:style-name="T2">a) staunch defender to active opponent of the Church</text:span><text:line-break/><text:span text:style-name="T2">b) staunchly defending to active opposition to the Church</text:span><text:line-break/><text:span text:style-name="T2">c) staunch defender to actively opposing the Church</text:span><text:line-break/><text:span text:style-name="T2">d) staunch defender of the Church to actively opposing it</text:span><text:line-break/><text:span text:style-name="T2">e) being a staunch defender to an active opponent of the Church</text:span> </text:p>
      <text:p text:style-name="P11"/>
      <text:p text:style-name="P11"/>
      <text:p text:style-name="P11"/>
      <text:p text:style-name="P11"/>
      <text:p text:style-name="P11"><text:span text:style-name="T30">12) </text:span><text:span text:style-name="T2">Federal authorities involved in the investigation have found </text:span><text:span text:style-name="T9">the local witnesses are difficult to locate, reticent, and are</text:span><text:span text:style-name="T2">suspicious of strangers. </text:span></text:p>
      <text:p text:style-name="P11"/>
      <text:p text:style-name="P11"/>
      <text:p text:style-name="P11"><text:span text:style-name="T2">(A) the local witnesses are difficult to locate, reticent, and are</text:span><text:line-break/><text:span text:style-name="T2">(B) local witnesses to be difficult to locate, reticent, and are</text:span><text:line-break/><text:span text:style-name="T2">(C) that local witnesses are difficult to locate, reticent, and</text:span><text:line-break/><text:span text:style-name="T2">(D) local witnesses are difficult to locate and reticent, and they are</text:span><text:line-break/><text:span text:style-name="T2">(E) that local witnesses are difficult to locate and reticent, and they are</text:span> </text:p>
      <text:p text:style-name="P11"/>
      <text:p text:style-name="P11"/>
      <text:p text:style-name="P12"><text:span text:style-name="T2">(A) the local witnesses are difficult to locate, reticent, and are </text:span><text:line-break/><text:span text:style-name="T19">'that' is missing, 'are' is redundan</text:span><text:span text:style-name="T2">t </text:span><text:line-break/><text:span text:style-name="T2">(B) local witnesses to be difficult to locate, reticent, and are </text:span><text:line-break/><text:span text:style-name="T19">'to locate (infinitive), reticent (adjective), and are (present)' not parallel</text:span><text:span text:style-name="T12"> </text:span><text:line-break/><text:span text:style-name="T2">(C) that local witnesses are difficult to locate, reticent, and </text:span><text:line-break/><text:span text:style-name="T19">'witnesses are X, Y, and Z' parallel and correct!</text:span><text:span text:style-name="T12"> </text:span><text:line-break/><text:span text:style-name="T2">(D) local witnesses are difficult to locate and reticent, and they are </text:span><text:line-break/><text:span text:style-name="T19">'they are' is redundant</text:span><text:span text:style-name="T12"> </text:span><text:line-break/><text:span text:style-name="T2">(E) that local witnesses are difficult to locate and reticent, and they are </text:span><text:line-break/><text:span text:style-name="T19">'they are' is redundant</text:span> </text:p>
      <text:p text:style-name="P12"/>
      <text:p text:style-name="P12"/>
      <text:p text:style-name="P13"><text:span text:style-name="T31">13)</text:span><text:span text:style-name="T2">In one of the bloodiest battles of the Civil War, fought at Sharpsburg, Maryland, on September 17, 1862, four times as many </text:span><text:span text:style-name="T8">Americans were killed as</text:span><text:span text:style-name="T12"> </text:span><text:span text:style-name="T2">would later be killed on the beaches of Normandy during D-Day.</text:span><text:line-break/><text:line-break/><text:span text:style-name="T2">(A) Americans were killed as</text:span><text:line-break/><text:line-break/><text:span text:style-name="T2">(B) Americans were killed than</text:span><text:line-break/><text:line-break/><text:span text:style-name="T2">(C) Americans were killed than those who</text:span><text:line-break/><text:line-break/><text:span text:style-name="T2">(D) more Americans were killed as there</text:span><text:line-break/><text:soft-page-break/><text:line-break/><text:span text:style-name="T2">(E) more Americans were killed as those who</text:span><text:line-break/></text:p>
      <text:p text:style-name="P13"/>
      <text:p text:style-name="P13"><text:span text:style-name="T2">Good question on "as" vs. "than" here - because the GMAT does often test Comparisons, you should get used to one of the easiest ways that the test can manufacture an incorrect answer by twisting these idioms. For comparisons, there are three idiomatic constructions that you should make sure to know:</text:span><text:line-break/><text:line-break/><text:span text:style-name="T2">As many as (or "as much as") ---&gt; Denotes equality (there is AS MUCH water in the Pacific Ocean AS in the Atlantic and Indian oceans combined)</text:span><text:line-break/><text:line-break/><text:span text:style-name="T2">So many that (or "so much that") ---&gt; Denotes a "critical mass" (there is SO much pollution in the water THAT the beach is closed)</text:span><text:line-break/><text:line-break/><text:span text:style-name="T2">More than (or "less than" or "taller than" or anything with "-er than") ---&gt;Denotes inequality (there is MORE water in the Pacific Ocean THAN in the Atlantic)</text:span><text:line-break/><text:line-break/><text:span text:style-name="T2">With these structures in a Comparison-based questions, it's easy for the author of a question to just switch the last word of the construction to create a wrong answer:</text:span><text:line-break/><text:line-break/><text:span text:style-name="T2">"As many that"</text:span><text:line-break/><text:span text:style-name="T2">"More as"</text:span><text:line-break/><text:span text:style-name="T2">"So much than"</text:span><text:line-break/><text:line-break/><text:span text:style-name="T2">When you see one of these constructions, double-check to ensure that it's correctly structured, as the GMAT can easily switch that one word on you to create a wrong answer that's easy to overlook. </text:span> </text:p>
      <text:p text:style-name="P13"/>
      <text:p text:style-name="P13"/>
      <text:p text:style-name="P14"><text:span text:style-name="T32">14) </text:span><text:span text:style-name="T2">By providing such services as mortgages, home improvement loans, automobile loans, </text:span><text:span text:style-name="T8">financial advice and staying</text:span><text:span text:style-name="T12"> </text:span><text:span text:style-name="T2">within the metropolitan areas, Acme Bank has become one of the most profitable savings banks in the nation.</text:span><text:line-break/><text:line-break/><text:span text:style-name="T2">(A) financial advice and staying</text:span><text:line-break/><text:span text:style-name="T2">(B) financial advice and by staying</text:span><text:line-break/><text:span text:style-name="T2">(C) and financial advice, staying</text:span><text:line-break/><text:span text:style-name="T2">(D) and financial advice, and staying</text:span><text:line-break/><text:span text:style-name="T2">(E) and financial advice and by staying</text:span></text:p>
      <text:p text:style-name="P14"/>
      <text:p text:style-name="P14"/>
      <text:p text:style-name="P14"><text:span text:style-name="T12"> </text:span><text:span text:style-name="T2">By providing.....and by staying..That part is parallel</text:span> </text:p>
      <text:p text:style-name="P14"/>
      <text:p text:style-name="P14"/>
      <text:p text:style-name="P14"/>
      <text:p text:style-name="P15"><text:span text:style-name="T33">15)</text:span><text:span text:style-name="T2">A survey by the National Council of Churches showed that in 1986 there were 20,736 female ministers, almost 9 percent of the nation’s clergy, </text:span><text:span text:style-name="T8">twice as much as 1977</text:span><text:span text:style-name="T2">.</text:span><text:line-break/><text:line-break/><text:span text:style-name="T2">(A) twice as much as 1977</text:span><text:line-break/><text:span text:style-name="T2">(B) twice as many as 1977</text:span><text:line-break/><text:span text:style-name="T2">(C) double what it was in 1977</text:span><text:line-break/><text:span text:style-name="T2">(D) double the figure for 1977</text:span><text:line-break/><text:span text:style-name="T2">(E) a number double that of 1977’s</text:span> </text:p>
      <text:p text:style-name="P15"/>
      <text:p text:style-name="P15"/>
      <text:p text:style-name="P15"><text:soft-page-break/><text:span text:style-name="T2">E is wrong because of the following: </text:span><text:line-break/><text:line-break/><text:span text:style-name="T2">that of 1977's </text:span><text:line-break/><text:line-break/><text:span text:style-name="T2">it should be either "that of 1977" </text:span><text:line-break/><text:span text:style-name="T2">or "1977's" </text:span> </text:p>
      <text:p text:style-name="P15"/>
      <text:p text:style-name="P15"/>
      <text:p text:style-name="P15"/>
      <text:p text:style-name="P15"><text:line-break/><text:span text:style-name="T2">Try not to focus too much on the technicalities that really don't matter. Focus on answering the question in as little time as possible--and do it effectively.</text:span><text:line-break/><text:line-break/><text:span text:style-name="T2">This is an apples vs oranges comparison. Note that in (A) and (B), "twice as much as 1977" or "twice as many as 1977" are comparing the actual year of 1977 to how many female ministers there were in 1986. This is a typical GMAT trap--just don't be fooled into thinking this is testing you on "as much as" versus "as many as."</text:span><text:line-break/></text:p>
      <text:p text:style-name="P15"/>
      <text:p text:style-name="P15"/>
      <text:p text:style-name="P16"><text:span text:style-name="T34">16) </text:span><text:span text:style-name="T15">As Hurricane Hugo approached the Atlantic coast, it increased dramatically in strength, becoming the tenth most intense hurricane to hit the United States mainland in the twentieth century and </text:span><text:span text:style-name="T16">most intense since Camille in 1969.<text:line-break/></text:span><text:line-break/><text:span text:style-name="T15">A . most intense since Camille in 1969</text:span><text:line-break/><text:span text:style-name="T15">B .most intense after Camille in 1969</text:span><text:line-break/><text:span text:style-name="T15">C .the most intense since Camille in 1969</text:span><text:line-break/><text:span text:style-name="T15">D .the most intense after 1969, which had Camille</text:span><text:line-break/><text:span text:style-name="T15">E .since 1969 and Camille, the most intense</text:span></text:p>
      <text:p text:style-name="P16"/>
      <text:p text:style-name="P16"/>
      <text:p text:style-name="P16"><text:span text:style-name="T2">Quite tough, But the most intense is superlative form of adjective, so "the" is a must. D changes the meaning completely. Original sentence states that H. Hugo has been the most intense one after the year of 1969, when Camile occured, but D changes it saying that Hugo is the second most intense hurricane ever (sounds like) after Camile, but we already know that it is not true from the previous part of the sentence.</text:span> </text:p>
      <text:p text:style-name="P16"/>
      <text:p text:style-name="P16"/>
      <text:p text:style-name="P16"/>
      <text:p text:style-name="P17"><text:span text:style-name="T35">17)</text:span><text:line-break/><text:span text:style-name="T2">An inventory equal to 90 days sales is </text:span><text:span text:style-name="T8">as much as even</text:span><text:span text:style-name="T12"> </text:span><text:span text:style-name="T2">the strongest businesses carry, and then only as a way to anticipate higher prices or ensure against shortages.</text:span><text:line-break/><text:line-break/><text:span text:style-name="T2">(A) as much as even</text:span><text:line-break/><text:span text:style-name="T2">(B) so much as even</text:span><text:line-break/><text:span text:style-name="T2">(C) even so much as</text:span><text:line-break/><text:span text:style-name="T2">(D) even as much that</text:span><text:line-break/><text:span text:style-name="T2">(E) even so much that</text:span></text:p>
      <text:p text:style-name="P17"/>
      <text:p text:style-name="P17"><text:span text:style-name="T2">I go with 'A'.</text:span><text:line-break/><text:line-break/><text:span text:style-name="T2">as much as &lt;Idiomatic Expression &gt;</text:span><text:line-break/><text:line-break/><text:span text:style-name="T2">My take : Even the strongest business can hold an inventory upto 90 days sale worth of inventory.By doing so they can ensure shortages and anticipate higher prices..</text:span><text:line-break/><text:span text:style-name="T2">it is describing an industry standard of how much a strongest business can/will hold.</text:span> </text:p>
      <text:p text:style-name="P17"><text:soft-page-break/></text:p>
      <text:p text:style-name="P17"><text:span text:style-name="T35">18) </text:span><text:span text:style-name="T15">Egyptians are credited </text:span><text:span text:style-name="T16">as having</text:span><text:span text:style-name="T17"> </text:span><text:span text:style-name="T15">pioneered embalming methods as long ago as 2650 B.C.</text:span><text:line-break/><text:span text:style-name="T15">(A) as having</text:span><text:line-break/><text:span text:style-name="T15">(B) with having</text:span><text:line-break/><text:span text:style-name="T15">(C) to have</text:span><text:line-break/><text:span text:style-name="T15">(D) as the ones who</text:span><text:line-break/><text:span text:style-name="T15">(E) for being the ones who</text:span></text:p>
      <text:p text:style-name="P17"/>
      <text:p text:style-name="P17"/>
      <text:p text:style-name="P17"><text:span text:style-name="T2">Credited with - when we mention what someone has achieved...</text:span><text:line-break/><text:span text:style-name="T2">Credited to - when we associate one's achievement/success with a source/reason of something else...</text:span><text:line-break/><text:line-break/><text:span text:style-name="T2">Newton is credited </text:span><text:span text:style-name="T10">with </text:span><text:span text:style-name="T2">discovering the laws of motion. -- here we talk about what is achieved.</text:span><text:line-break/><text:span text:style-name="T2">Edison is credited </text:span><text:span text:style-name="T10">with</text:span><text:span text:style-name="T12"> </text:span><text:span text:style-name="T2">discovering the bulb -- here we talk about what is achieved.</text:span><text:line-break/><text:span text:style-name="T2">We had to credit much of our success </text:span><text:span text:style-name="T10">to</text:span><text:span text:style-name="T12"> </text:span><text:span text:style-name="T2">simple good luck. -- here we talk about the source of achievement.</text:span> </text:p>
      <text:p text:style-name="P17"/>
      <text:p text:style-name="P17"/>
      <text:p text:style-name="P18"><text:span text:style-name="T36">19)</text:span><text:span text:style-name="T2">The Commerce Department announced that the economy grew during the second quarter at a 7.5 percent annual rate, while inflation eased when </text:span><text:span text:style-name="T8">it might have been expected for it to rise.</text:span><text:line-break/><text:line-break/><text:span text:style-name="T2">(A) it might have been expected for it to rise</text:span><text:line-break/><text:line-break/><text:span text:style-name="T2">(B) it might have been expected to rise</text:span><text:line-break/><text:line-break/><text:span text:style-name="T2">(C) it might have been expected that it should rise</text:span><text:line-break/><text:line-break/><text:span text:style-name="T2">(D) its rise might have been expected</text:span><text:line-break/><text:line-break/><text:span text:style-name="T2">(E) there might have been an expectation it would rise</text:span> </text:p>
      <text:p text:style-name="P18"/>
      <text:p text:style-name="P18"/>
      <text:p text:style-name="P18"><text:span text:style-name="T2">(A) it might have been expected for it to rise </text:span><text:span text:style-name="T18">a little confussing, what doesvthe first it refer to?</text:span><text:line-break/><text:span text:style-name="T2">(B) it might have been expected to rise </text:span><text:span text:style-name="T18">Hold</text:span><text:line-break/><text:span text:style-name="T2">(C) it might have been expected that it should rise </text:span><text:span text:style-name="T18">for me wordy, the first it and second it don't have a clear reference</text:span><text:line-break/><text:span text:style-name="T2">(D) its rise might have been expected </text:span><text:span text:style-name="T18">pasive voice is not needed</text:span><text:line-break/><text:span text:style-name="T2">(E) there might have been an expectation it would rise </text:span><text:span text:style-name="T18">wordy</text:span> </text:p>
      <text:p text:style-name="P18"/>
      <text:p text:style-name="P18"/>
      <text:p text:style-name="P18"><text:span text:style-name="T2">(A) it might have been expected for</text:span><text:span text:style-name="T22"> </text:span><text:span text:style-name="T18">it </text:span><text:span text:style-name="T2">to rise==&gt;2 times use of IT makes it redundant.</text:span><text:line-break/><text:span text:style-name="T2">(B) it might have been expected to rise==&gt;this one CORRECT</text:span><text:line-break/><text:span text:style-name="T2">(C) it might have been expected that </text:span><text:span text:style-name="T18">it</text:span><text:span text:style-name="T12"> </text:span><text:span text:style-name="T2">should rise===&gt;REDUNDANT AND WORDY</text:span><text:line-break/><text:span text:style-name="T2">(D) its rise might have been expected==&gt;its not parallel...as we are talking about INFLATION so it's most logically parallel to continue the sentence in a manner that continues to address 'inflation' itself (or the equivalent pronoun 'it')==&gt;this choice unnecessarily switches the subject to 'its rise', creating a nonparallel construction</text:span><text:line-break/><text:span text:style-name="T2">(E) </text:span><text:span text:style-name="T18">there</text:span><text:span text:style-name="T12"> </text:span><text:span text:style-name="T2">might have been an expectation </text:span><text:span text:style-name="T18">it</text:span><text:span text:style-name="T12"> </text:span><text:span text:style-name="T2">==&gt; ==&gt;no reference for THERE///WORDY AND REDUNDA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ucida Grande" svg:font-family="'Lucida Grande', 'Trebuchet MS', Helvetica, Arial, sans-serif"/>
    <style:font-face style:name="Mangal1" svg:font-family="Mangal"/>
    <style:font-face style:name="Trebuchet MS" svg:font-family="'Trebuchet MS'"/>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de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5:10:52.003000000</meta:creation-date>
    <dc:date>2018-06-27T18:20:30.975000000</dc:date>
    <meta:editing-duration>PT11M10S</meta:editing-duration>
    <meta:editing-cycles>2</meta:editing-cycles>
    <meta:generator>LibreOffice/5.4.2.2$Windows_x86 LibreOffice_project/22b09f6418e8c2d508a9eaf86b2399209b0990f4</meta:generator>
    <meta:document-statistic meta:table-count="0" meta:image-count="0" meta:object-count="0" meta:page-count="7" meta:paragraph-count="37" meta:word-count="2767" meta:character-count="16256" meta:non-whitespace-character-count="13424"/>
  </office:meta>
</office:document-meta>
</file>